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text-align="start" style:justify-single-word="false"/>
      <style:text-properties fo:font-size="16pt" officeooo:rsid="000b32a3" officeooo:paragraph-rsid="000b32a3" style:font-size-asian="14pt" style:font-size-complex="16pt"/>
    </style:style>
    <style:style style:name="P2" style:family="paragraph" style:parent-style-name="Heading_20_1">
      <style:paragraph-properties fo:text-align="center" style:justify-single-word="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alender Operations</text:h>
      <text:list xml:id="list1168359398873786091" text:style-name="L1">
        <text:list-item>
          <text:p text:style-name="P1">This Programme “Calendar Operation” is for display the calendar,months,weeks,days as per specified different arguments.</text:p>
        </text:list-item>
        <text:list-item>
          <text:p text:style-name="P1">It will perform various different kinds of operation such as display whole calender specified by the year,display firstweekday number etc.</text:p>
        </text:list-item>
        <text:list-item>
          <text:p text:style-name="P1">It is also provide facility to find the year is leap or not ,it take only one argument is year and it well return the year and leap or not and also provice number of leap days it specified two year and it display number of leap days in that two years.</text:p>
          <text:list>
            <text:list-item>
              <text:p text:style-name="P1">It also find the weekday of the specified month and find fist and last date of month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1T15:29:49.549911043</meta:creation-date>
    <dc:date>2019-01-01T15:38:16.260092179</dc:date>
    <meta:editing-duration>PT8M27S</meta:editing-duration>
    <meta:editing-cycles>1</meta:editing-cycles>
    <meta:document-statistic meta:table-count="0" meta:image-count="0" meta:object-count="0" meta:page-count="1" meta:paragraph-count="5" meta:word-count="109" meta:character-count="616" meta:non-whitespace-character-count="515"/>
    <meta:generator>LibreOffice/5.1.6.2$Linux_X86_64 LibreOffice_project/10m0$Build-2</meta:generator>
  </office:meta>
</office:document-meta>
</file>